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2f80e" officeooo:paragraph-rsid="0022f80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1bcfd" officeooo:paragraph-rsid="001ff0e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c96e7" officeooo:paragraph-rsid="0022f80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tyle="italic" officeooo:rsid="003092dd" officeooo:paragraph-rsid="002f7948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paragraph-rsid="002f7948"/>
    </style:style>
    <style:style style:name="P10" style:family="paragraph" style:parent-style-name="Standard">
      <style:paragraph-properties fo:text-align="start" style:justify-single-word="false"/>
      <style:text-properties officeooo:paragraph-rsid="00448528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0ab00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f642b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f7948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2f7948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32a17b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41da06"/>
    </style:style>
    <style:style style:name="P17" style:family="paragraph" style:parent-style-name="Standard">
      <style:paragraph-properties fo:text-align="start" style:justify-single-word="false"/>
      <style:text-properties officeooo:paragraph-rsid="004c39fa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4c77d7" officeooo:paragraph-rsid="0040ab00" style:font-size-asian="12pt" style:font-weight-asian="bold" style:font-size-complex="12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paragraph-rsid="0040ab00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c77d7" officeooo:paragraph-rsid="0040ab00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f642b" officeooo:paragraph-rsid="0040ab00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642b" officeooo:paragraph-rsid="002f642b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97ee" officeooo:paragraph-rsid="004497ee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weight="bold" officeooo:rsid="0022f80e" officeooo:paragraph-rsid="0022f80e" style:font-weight-asian="bold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officeooo:paragraph-rsid="0022f80e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c39fa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c39f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22f80e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374f9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2f80e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092dd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2f7948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11ee1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e0fd3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c77d7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328c1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2f5f5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5e7ab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6a26a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6b1b8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72b5e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officeooo:rsid="002f642b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5360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d39a8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f794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092dd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1da06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48528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efd3e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c77d7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5e7ab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bb381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style="italic" fo:font-weight="normal" officeooo:rsid="0018178b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DejaVu Sans Condensed" fo:font-size="12pt" fo:font-style="italic" fo:font-weight="normal" officeooo:rsid="003092dd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DejaVu Sans Condensed" fo:font-size="12pt" fo:font-style="italic" fo:font-weight="normal" officeooo:rsid="004b576e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32a17b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normal" officeooo:rsid="001ff0e4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normal" officeooo:rsid="002f642b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 Condensed" fo:font-size="12pt" fo:font-style="normal" fo:font-weight="bold" officeooo:rsid="0032a17b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DejaVu Sans Condensed"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DejaVu Sans Condensed" fo:font-size="12pt" fo:font-style="normal" fo:font-weight="bold" officeooo:rsid="002934a6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DejaVu Sans Condensed" fo:font-size="12pt" fo:font-style="normal" fo:font-weight="bold" officeooo:rsid="0041da06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DejaVu Sans Condensed" fo:font-size="12pt" fo:font-style="normal" fo:font-weight="bold" officeooo:rsid="002f642b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DejaVu Sans Condensed" fo:font-size="12pt" fo:font-style="normal" fo:font-weight="bold" officeooo:rsid="004bb381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officeooo:rsid="004497ee"/>
    </style:style>
    <style:style style:name="T5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6">1<text:span text:style-name="T54">xx</text:span> - Controls</text:p>
          </table:table-cell>
          <table:table-cell table:style-name="Table1.B1" office:value-type="string">
            <text:p text:style-name="P27">2xx - Ground</text:p>
          </table:table-cell>
          <table:table-cell table:style-name="Table1.B1" office:value-type="string">
            <text:p text:style-name="P27">3xx - Flight</text:p>
          </table:table-cell>
          <table:table-cell table:style-name="Table1.B1" office:value-type="string">
            <text:p text:style-name="P27">4xx - A2A</text:p>
          </table:table-cell>
          <table:table-cell table:style-name="Table1.E1" office:value-type="string">
            <text:p text:style-name="P27">5xx - A2G</text:p>
          </table:table-cell>
          <table:table-cell table:style-name="Table1.F1" office:value-type="string">
            <text:p text:style-name="P27">6xx - Misc</text:p>
          </table:table-cell>
        </table:table-row>
      </table:table>
      <text:p text:style-name="P17"><text:span text:style-name="T22">5</text:span><text:span text:style-name="T23">0</text:span><text:span text:style-name="T24">2</text:span><text:span text:style-name="T25"> - </text:span><text:span text:style-name="T26">A/G </text:span><text:span text:style-name="T27">- </text:span><text:span text:style-name="T24">Rockets</text:span></text:p>
      <text:p text:style-name="P1"/>
      <text:p text:style-name="P2">Master Arm ... ON</text:p>
      <text:p text:style-name="P3">Weapon launch mode ... Manual</text:p>
      <text:p text:style-name="P3">Laser designator ... Armed</text:p>
      <text:p text:style-name="P10"><text:span text:style-name="T25">HMS ... ON (</text:span><text:span text:style-name="T29">Coll </text:span><text:span text:style-name="T30">Index Finger Hat </text:span><text:span text:style-name="T31">up</text:span><text:span text:style-name="T25">)</text:span></text:p>
      <text:p text:style-name="P6"/>
      <text:p text:style-name="P4">Rockets</text:p>
      <text:list xml:id="list3382850596" text:style-name="L1">
        <text:list-item>
          <text:p text:style-name="P11"><text:span text:style-name="T32">U</text:span><text:span text:style-name="T33">nguided weapon pylon ballistic </text:span><text:span text:style-name="T34">knob</text:span><text:span text:style-name="T13"> ... </text:span><text:span text:style-name="T33">As needed</text:span><text:span text:style-name="T13"> (center knob on </text:span><text:span text:style-name="T19">right </text:span><text:span text:style-name="T13">rear wall</text:span><text:span text:style-name="T14">; </text:span><text:span text:style-name="T15">this should be correctly set automatically when </text:span><text:span text:style-name="T16">spawning (except for KMGU, see </text:span><text:span text:style-name="T18">settings</text:span><text:span text:style-name="T17"> below</text:span><text:span text:style-name="T16">), but may not be updated when rearming with different weapons, haven't verified</text:span><text:span text:style-name="T13">):</text:span></text:p>
        </text:list-item>
      </text:list>
      <text:list text:style-name="L2">
        <text:list-item>
          <text:list>
            <text:list-item>
              <text:p text:style-name="P18"><text:bookmark text:name="page341R_mcid41"/>0 – S-8KOM<text:span text:style-name="T53"> </text:span>rockets<text:span text:style-name="T53">, HEAT warhead</text:span></text:p>
            </text:list-item>
            <text:list-item>
              <text:p text:style-name="P20">1 – S-8TsM rockets<text:span text:style-name="T53">, Smoke warhead</text:span></text:p>
            </text:list-item>
            <text:list-item>
              <text:p text:style-name="P18">2 – S-13 rockets<text:span text:style-name="T53">, 122 mm HE warhead</text:span></text:p>
            </text:list-item>
            <text:list-item>
              <text:p text:style-name="P20">3 – S-24 rockets<text:span text:style-name="T53">, n</text:span>ot used</text:p>
            </text:list-item>
            <text:list-item>
              <text:p text:style-name="P19">4 – S-8<text:span text:style-name="T53">OFP2</text:span> rockets<text:span text:style-name="T53">, HE warhead</text:span></text:p>
            </text:list-item>
            <text:list-item>
              <text:p text:style-name="P21">5 – UPK-23 gun pods, twin 23mm</text:p>
            </text:list-item>
            <text:list-item>
              <text:p text:style-name="P23">6 - not used</text:p>
            </text:list-item>
            <text:list-item>
              <text:p text:style-name="P23">7 - FAB-250 bombs</text:p>
            </text:list-item>
            <text:list-item>
              <text:p text:style-name="P23">8 - FAB-500 bombs</text:p>
            </text:list-item>
            <text:list-item>
              <text:p text:style-name="P23">9 - KMGU-2 96 AO-2.5 anti-personnel (incorrectly set at spawn!)</text:p>
            </text:list-item>
            <text:list-item>
              <text:p text:style-name="P23">10 - KMGU-2 96 PTAB-2.5 anti-tank (incorrectly set at spawn!)</text:p>
            </text:list-item>
          </text:list>
        </text:list-item>
      </text:list>
      <text:list xml:id="list120312096658223" text:continue-list="list3382850596" text:style-name="L1">
        <text:list-item>
          <text:p text:style-name="P22">Select Rockets (<text:span text:style-name="T1">Gray Reset Hat right</text:span> for inboard stations, or Gray Reset Hat forward for all stations if carrying rockets on all stations).</text:p>
        </text:list-item>
        <text:list-item>
          <text:p text:style-name="P12"><text:span text:style-name="T8">Stores panel under Shkval should say "</text:span><text:span text:style-name="T21">HP</text:span><text:span text:style-name="T8">"; first number is how many </text:span><text:span text:style-name="T7">rockets</text:span><text:span text:style-name="T8"> you have left, second number is cannon rounds x10.</text:span></text:p>
        </text:list-item>
        <text:list-item>
          <text:p text:style-name="P13"><text:span text:style-name="T9">Set</text:span><text:span text:style-name="T8"> </text:span><text:span text:style-name="T28">burst length </text:span><text:span text:style-name="T24">switch</text:span><text:span text:style-name="T10"> as desired (short = 1 r</text:span><text:span text:style-name="T12">ocket</text:span><text:span text:style-name="T10">/pod, med = 5 r</text:span><text:span text:style-name="T12">ockets</text:span><text:span text:style-name="T10">/pod, long=10 r</text:span><text:span text:style-name="T12">ockets</text:span><text:span text:style-name="T10">/pod)</text:span><text:span text:style-name="T8">.</text:span></text:p>
        </text:list-item>
      </text:list>
      <text:p text:style-name="P9"><text:span text:style-name="T37">U</text:span><text:span text:style-name="T38">sing Shkval targeting system </text:span><text:span text:style-name="T39">to show aim point</text:span></text:p>
      <text:list text:style-name="L3">
        <text:list-item>
          <text:p text:style-name="P14"><text:span text:style-name="T8">Lock target with Shkval as described </text:span><text:span text:style-name="T11">on other page</text:span><text:span text:style-name="T8">.</text:span></text:p>
        </text:list-item>
        <text:list-item>
          <text:p text:style-name="P14"><text:span text:style-name="T8">Once you are locked and in range, put the </text:span><text:span text:style-name="T10">rocket reticle circle on the target. <text:s/></text:span><text:span text:style-name="T8">Fire with </text:span><text:span text:style-name="T24">Red Button</text:span><text:span text:style-name="T8">.</text:span></text:p>
        </text:list-item>
        <text:list-item>
          <text:p text:style-name="P14"><text:span text:style-name="T8">When finished, </text:span><text:span text:style-name="T35">reset targeting system</text:span><text:span text:style-name="T8"> </text:span><text:span text:style-name="T20">(</text:span><text:span text:style-name="T29">Coll </text:span><text:span text:style-name="T30">Index Finger Hat </text:span><text:span text:style-name="T36">back</text:span><text:span text:style-name="T20">). <text:s/></text:span><text:span text:style-name="T8">That will deselect all weapons, turn off the Shkval, and reset the HUD to nav mode.</text:span></text:p>
        </text:list-item>
      </text:list>
      <text:p text:style-name="P8"><text:span text:style-name="T5">U</text:span><text:span text:style-name="T3">sing boresight mode for manual aiming</text:span></text:p>
      <text:list text:style-name="L4">
        <text:list-item>
          <text:p text:style-name="P15"><text:span text:style-name="T40">Set Autotracking switch to </text:span><text:span text:style-name="T41">TS</text:span><text:span text:style-name="T40"> (</text:span><text:span text:style-name="T47">Dish Hat press to toggle</text:span><text:span text:style-name="T41">) (</text:span><text:span text:style-name="T40">left console next to laser designator arming switch)</text:span></text:p>
        </text:list-item>
        <text:list-item>
          <text:p text:style-name="P15"><text:span text:style-name="T40">HUD will show </text:span><text:span text:style-name="T42">rocket </text:span><text:span text:style-name="T41">pipper </text:span><text:span text:style-name="T40">fixed in place</text:span><text:span text:style-name="T41">. <text:s/>Shkval will show image boresighted to gun pipper.</text:span></text:p>
        </text:list-item>
        <text:list-item>
          <text:p text:style-name="P15"><text:span text:style-name="T41">Put pipper on target and f</text:span><text:span text:style-name="T40">ire with </text:span><text:span text:style-name="T46">Red Button</text:span><text:span text:style-name="T40">.</text:span></text:p>
        </text:list-item>
        <text:list-item>
          <text:p text:style-name="P16"><text:span text:style-name="T43">When finished, </text:span><text:span text:style-name="T48">reset targeting system</text:span><text:span text:style-name="T43"> </text:span><text:span text:style-name="T44">(</text:span><text:span text:style-name="T49">Coll </text:span><text:span text:style-name="T50">Index Finger Hat </text:span><text:span text:style-name="T52">back</text:span><text:span text:style-name="T44">) </text:span><text:span text:style-name="T45">and deselect cannon (</text:span><text:span text:style-name="T51">Gray Reset Hat back</text:span><text:span text:style-name="T45">)</text:span><text:span text:style-name="T43">. <text:s/>That will deselect all weapons, turn off the Shkval, and reset the HUD to nav mode.</text:span></text:p>
        </text:list-item>
      </text:list>
      <text:p text:style-name="P5"/>
      <text:p text:style-name="P4">Rocket types</text:p>
      <text:list text:style-name="L5">
        <text:list-item>
          <text:p text:style-name="P24"><text:span text:style-name="T3">S-8 family - 80 mm, </text:span><text:span text:style-name="T4">20 rounds/pod</text:span><text:span text:style-name="T3">, 1.3-4.0 km range</text:span></text:p>
        </text:list-item>
        <text:list-item>
          <text:p text:style-name="P25"><text:span text:style-name="T2">S-8OFP2</text:span><text:span text:style-name="T5"> - </text:span><text:span text:style-name="T4">HE blast/frag warhead (due to DCS damage modeling, this is usually the best choice)</text:span></text:p>
        </text:list-item>
        <text:list-item>
          <text:p text:style-name="P25"><text:span text:style-name="T2">S-8KOM</text:span><text:span text:style-name="T5"> - </text:span><text:span text:style-name="T4">HEAT warhead</text:span></text:p>
        </text:list-item>
        <text:list-item>
          <text:p text:style-name="P24"><text:span text:style-name="T6">S-8TsM</text:span><text:span text:style-name="T3"> - </text:span><text:span text:style-name="T4">S</text:span><text:span text:style-name="T3">moke </text:span><text:span text:style-name="T4">(often banned on servers due to lag issues)</text:span></text:p>
        </text:list-item>
        <text:list-item>
          <text:p text:style-name="P24"><text:span text:style-name="T6">S-8OM</text:span><text:span text:style-name="T3"> - </text:span><text:span text:style-name="T4">I</text:span><text:span text:style-name="T3">llumination, </text:span><text:span text:style-name="T4">launch at </text:span><text:span text:style-name="T3">7 km range, 15-20 deg up angle, </text:span><text:span text:style-name="T4">starts burning</text:span><text:span text:style-name="T3"> at 17 sec after launch, burns for 35 sec</text:span></text:p>
        </text:list-item>
        <text:list-item>
          <text:p text:style-name="P24"><text:span text:style-name="T6">S-13OF</text:span><text:span text:style-name="T3"> - 122 mm, </text:span><text:span text:style-name="T4">5 rounds/pod, </text:span><text:span text:style-name="T3">HE </text:span><text:span text:style-name="T4">blast</text:span><text:span text:style-name="T3">/frag warhead, 1.6-3.0 km range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2:03:10.922000000</dc:date>
    <meta:editing-duration>PT8H54M27S</meta:editing-duration>
    <meta:editing-cycles>6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3" meta:word-count="461" meta:character-count="2478" meta:non-whitespace-character-count="2078"/>
  </office:meta>
</office:document-meta>
</file>